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94pt"/>
    </style:style>
    <style:style style:name="co2" style:family="table-column">
      <style:table-column-properties fo:break-before="auto" style:column-width="24.94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test_grouping-meta_simple-b" table:style-name="ta1">
        <table:table-column table:style-name="co1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ce1"/>
        <table:table-column table:style-name="co3" table:default-cell-style-name="Default"/>
        <table:table-column table:style-name="co2" table:default-cell-style-name="Default"/>
        <table:table-column table:style-name="co1" table:default-cell-style-name="ce1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 office:value-type="date" office:date-value="2001-12-30" calcext:value-type="date">
            <text:p>12/30/01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01-12-30" calcext:value-type="date">
            <text:p>12/30/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01-12-30" calcext:value-type="date">
            <text:p>12/30/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date" office:date-value="2001-12-31" calcext:value-type="date">
            <text:p>12/31/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date" office:date-value="2001-12-31" calcext:value-type="date">
            <text:p>12/31/0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date" office:date-value="2001-12-31" calcext:value-type="date">
            <text:p>12/31/0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date" office:date-value="2001-12-31" calcext:value-type="date">
            <text:p>12/31/0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date" office:date-value="2001-12-31" calcext:value-type="date">
            <text:p>12/31/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date" office:date-value="2001-12-31" calcext:value-type="date">
            <text:p>12/31/01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02-04-01" calcext:value-type="date">
            <text:p>04/01/02</text:p>
          </table:table-cell>
          <table:table-cell office:value-type="date" office:date-value="2002-06-30" calcext:value-type="date">
            <text:p>06/30/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date" office:date-value="2002-04-01" calcext:value-type="date">
            <text:p>04/01/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date" office:date-value="2002-06-30" calcext:value-type="date">
            <text:p>06/30/02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date" office:date-value="2002-12-31" calcext:value-type="date">
            <text:p>12/31/0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date" office:date-value="2002-12-31" calcext:value-type="date">
            <text:p>12/31/02</text:p>
          </table:table-cell>
          <table:table-cell office:value-type="float" office:value="300" calcext:value-type="float">
            <text:p>300</text:p>
          </table:table-cell>
          <table:table-cell table:formula="of:=-[.F5]" office:value-type="float" office:value="-300" calcext:value-type="float">
            <text:p>-300</text:p>
          </table:table-cell>
          <table:table-cell office:value-type="date" office:date-value="2002-12-31" calcext:value-type="date">
            <text:p>12/31/02</text:p>
          </table:table-cell>
          <table:table-cell office:value-type="float" office:value="300" calcext:value-type="float">
            <text:p>300</text:p>
          </table:table-cell>
          <table:table-cell table:formula="of:=-[.I5]" office:value-type="float" office:value="-300" calcext:value-type="float">
            <text:p>-30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formula="of:=XIRR([.G1:.G5];[.E1:.E5])" office:value-type="float" office:value="0.211306183102363" calcext:value-type="float">
            <text:p>0.2113061831</text:p>
          </table:table-cell>
          <table:table-cell/>
          <table:table-cell table:style-name="Default"/>
          <table:table-cell table:formula="of:=XIRR([.J1:.J5];[.H1:.H5])" office:value-type="float" office:value="0.223267363855099" calcext:value-type="float">
            <text:p>0.22326736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5T16:53:50.790912000</dc:date>
    <meta:editing-duration>PT1M32S</meta:editing-duration>
    <meta:editing-cycles>1</meta:editing-cycles>
    <meta:document-statistic meta:table-count="1" meta:cell-count="43" meta:object-count="0"/>
    <meta:generator>LibreOffice/5.1.3.2$MacOSX_X86_64 LibreOffice_project/644e4637d1d8544fd9f56425bd6cec110e49301b</meta:generator>
  </office:meta>
</office:document-meta>
</file>